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P1" style:family="paragraph" style:parent-style-name="Standard">
      <style:paragraph-properties style:line-height-at-least="0.2222in"/>
      <style:text-properties style:font-name="Arial" fo:font-size="14.0pt" fo:color="#000000" fo:background-color="#ffffff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Lorem ipsum dolor sit am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